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Odstavecseseznamem" style:family="paragraph">
      <style:paragraph-properties fo:margin-left="0.1972in" fo:text-indent="-0.1972in">
        <style:tab-stops/>
      </style:paragraph-properties>
    </style:style>
    <style:style style:name="T19" style:parent-style-name="col-sm-9" style:family="text">
      <style:text-properties fo:color="#000000"/>
    </style:style>
    <style:style style:name="T20" style:parent-style-name="Standardnípísmoodstavce" style:family="text">
      <style:text-properties style:font-name-complex="Times New Roman" fo:font-size="11.5pt" style:font-size-asian="11.5pt" style:font-size-complex="12pt" style:language-asian="cs" style:country-asian="CZ"/>
    </style:style>
    <style:style style:name="T21" style:parent-style-name="Hypertextovýodkaz" style:family="text">
      <style:text-properties style:font-size-complex="12pt" style:language-asian="cs" style:country-asian="CZ"/>
    </style:style>
    <style:style style:name="P22" style:parent-style-name="Odstavecseseznamem" style:family="paragraph">
      <style:paragraph-properties fo:margin-left="0.1972in">
        <style:tab-stops/>
      </style:paragraph-properties>
      <style:text-properties style:font-name-complex="Times New Roman" fo:font-size="11.5pt" style:font-size-asian="11.5pt" style:font-size-complex="12pt" style:language-asian="cs" style:country-asian="CZ"/>
    </style:style>
    <style:style style:name="P23" style:parent-style-name="Základnítext" style:family="paragraph">
      <style:paragraph-properties fo:text-align="start" fo:margin-top="0in" fo:margin-bottom="0in" fo:line-height="100%" fo:margin-left="0.1972in" fo:text-indent="-0.1972in">
        <style:tab-stops/>
      </style:paragraph-properties>
    </style:style>
    <style:style style:name="P24" style:parent-style-name="Základnítext" style:family="paragraph">
      <style:paragraph-properties fo:text-align="start" fo:margin-top="0in" fo:margin-bottom="0in" fo:line-height="100%" fo:margin-left="0.1972in">
        <style:tab-stops/>
      </style:paragraph-properties>
    </style:style>
    <style:style style:name="P25" style:parent-style-name="Základnítext" style:family="paragraph">
      <style:paragraph-properties fo:text-align="start" fo:margin-top="0in" fo:margin-bottom="0in" fo:line-height="100%" fo:margin-left="0.1972in" fo:text-indent="-0.1972in">
        <style:tab-stops/>
      </style:paragraph-properties>
    </style:style>
    <style:style style:name="P26" style:parent-style-name="Základnítext" style:family="paragraph">
      <style:paragraph-properties fo:text-align="start" fo:margin-top="0in" fo:margin-bottom="0in" fo:line-height="100%" fo:margin-left="0.1972in">
        <style:tab-stops/>
      </style:paragraph-properties>
    </style:style>
    <style:style style:name="P27" style:parent-style-name="Základnítext" style:family="paragraph">
      <style:paragraph-properties fo:text-align="start" fo:margin-top="0in" fo:margin-bottom="0in" fo:line-height="100%" fo:margin-left="0.1972in">
        <style:tab-stops/>
      </style:paragraph-properties>
    </style:style>
    <style:style style:name="P2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0/2023<text:bookmark-end text:name="Text14"/></text:p>
            <text:p text:style-name="Normální">KVOP-7985/2023<text:bookmark-end text:name="Text2"/></text:p>
            <text:p text:style-name="Normální"><text:bookmark-start text:name="Text6"/>28. 02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E., z.s.<text:bookmark-end text:name="Text9"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ID DS:<text:s/></text:span></text:p>
            <text:p text:style-name="Normální"/>
          </table:table-cell>
        </table:table-row>
      </table:table>
      <text:h text:style-name="Nadpis1" text:outline-level="1"/>
      <text:p text:style-name="Normální"/>
      <text:h text:style-name="Nadpis1" text:outline-level="1">Sdělení<text:s/>o vyřízení žádosti o informace</text:h>
      <text:h text:style-name="Nadpis1" text:outline-level="1">podle zákona č. 106/1999 Sb., o svobodném přístupu k informacím</text:h>
      <text:p text:style-name="Základnítext"/>
      <text:p text:style-name="Základnítext">Vážení,</text:p>
      <text:p text:style-name="Základnítext">dne 22. 2. 2023 obdržela Kancelář veřejného ochránce práv Vaši žádost o informace. Žádáte o informace, kolik podal veřejný ochránce práv žalob ve veřejném zájmu, a to včetně spisových značek, způsobů jejich vyřízení a identifikace příslušných soudů.</text:p>
      <text:p text:style-name="Základnítext"><text:span text:style-name="Silné">Dáváme Vám tyto informace</text:span>:</text:p>
      <text:p text:style-name="Základnítext">Veřejný ochránce práv podal celkem 3 žaloby ve veřejném zájmu a 3 kasační stížnosti. Informace k nim jsou již částečně zpřístupněny<text:s/>na <text:a xlink:href="http://www.ochrance.cz" office:target-frame-name="_top" xlink:show="replace"><text:span text:style-name="Hypertextovýodkaz">www.ochrance.cz</text:span></text:a><text:s/>a v Evidenci stanovisek ochránce (ESO).</text:p>
      <text:p text:style-name="Základnítext">Jedná se o žaloby v těchto věcech:</text:p>
      <text:list text:style-name="LFO3_1" text:continue-numbering="true">
        <text:list-item>
          <text:p text:style-name="P18">Fotovoltaická elektrárna Moldava (sp. zn.<text:s/><text:span text:style-name="col-sm-9">11/2012/SZD</text:span><text:span text:style-name="T19">). Vámi požadované informace naleznete na odkaze zde:<text:s/></text:span><text:a xlink:href="https://eso.ochrance.cz/Nalezene/Edit/1668" office:target-frame-name="_top" xlink:show="replace"><text:span text:style-name="Hypertextovýodkaz">https://eso.ochrance.cz/Nalezene/Edit/1668</text:span></text:a>.<text:s/><text:span text:style-name="T20">Kasační stížnost ochránce projednal Nejvyšší správní soud pod sp. zn. 9 As 122/2013. Způsob vyřízení kasační stížnosti naleznete zde:<text:s/></text:span><text:a xlink:href="https://vyhledavac.nssoud.cz/DokumentDetail/Index/629733" office:target-frame-name="_top" xlink:show="replace"><text:span text:style-name="T21">https://vyhledavac.nssoud.cz/DokumentDetail/Index/629733</text:span></text:a></text:p>
        </text:list-item>
      </text:list>
      <text:p text:style-name="P22"/>
      <text:list text:style-name="LFO3_1" text:continue-numbering="true">
        <text:list-item>
          <text:p text:style-name="P23">Znevýhodnění žadatelů o důchod z nástupnických států SSSR (sp. zn. 40/2017/SZD). Informace o podané žalobě ve veřejném zájmu naleznete na odkaze<text:s/>zde:<text:s/><text:a xlink:href="https://eso.ochrance.cz/Nalezene/Edit/7952" office:target-frame-name="_top" xlink:show="replace"><text:span text:style-name="Hypertextovýodkaz">https://eso.ochrance.cz/Nalezene/Edit/7952</text:span></text:a>. O kasační stížnosti ochránce aktuálně rozhoduje Nejvyšší správní soud pod sp. zn. 4 Ads 131/2021.</text:p>
        </text:list-item>
      </text:list>
      <text:p text:style-name="P24"/>
      <text:list text:style-name="LFO3_1" text:continue-numbering="true">
        <text:list-item>
          <text:p text:style-name="P25">Šantovka Tower (sp. zn. 5/2020/SZD). Informace<text:s/>o podané žalobě ve veřejném zájmu naleznete na odkaze zde:<text:s/><text:a xlink:href="https://eso.ochrance.cz/Nalezene/Edit/7814" office:target-frame-name="_top" xlink:show="replace"><text:span text:style-name="Hypertextovýodkaz">https://eso.ochrance.cz/Nalezene/Edit/7814</text:span></text:a>. O kasační stížnosti ochránce aktuálně rozhoduje Nejvyšší správní soud pod sp. zn. 1 As<text:s/>174/2022, další informace naleznete zde:<text:s/></text:p>
        </text:list-item>
      </text:list>
      <text:p text:style-name="P26"/>
      <text:p text:style-name="P27"><text:a xlink:href="https://www.ochrance.cz/aktualne/nejvyssi_spravni_soud_priznal_odkladny_ucinek_kasacni_stiznosti_ombudsmana_v_pripade_olomoucke_santovka_tower/" office:target-frame-name="_top" xlink:show="replace"><text:span text:style-name="Hypertextovýodkaz">https://www.ochrance.cz/aktualne/nejvyssi_spravni_so</text:span><text:span text:style-name="Hypertextovýodkaz">ud_priznal_odkladny_ucinek_kasacni_stiznosti_ombudsmana_v_pripade_olomoucke_santovka_tower/</text:span></text:a>.</text:p>
      <text:p text:style-name="Základnítext"/>
      <text:p text:style-name="Základnítext">S pozdravem</text:p>
      <text:p text:style-name="Základnítext"/>
      <text:p text:style-name="P28">JUDr. Pavel Pořízek, Ph.D. v. r.</text:p>
      <text:p text:style-name="podpis">vedoucí Kanceláře veřejného ochránce práv</text:p>
      <text:p text:style-name="podpis">(dokument je elektronicky podepsán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name-complex="Calibri" fo:font-size="11pt" style:font-size-asian="11pt" style:font-size-complex="11pt" style:language-asian="en" style:country-asian="US" fo:hyphenate="false"/>
    </style:style>
    <style:style style:name="col-sm-9" style:display-name="col-sm-9" style:family="text"/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C8O2*</text:span></text:p>
        <text:p text:style-name="P12"><text:span text:style-name="T13">KVOPX00DC8O2</text:span>KVOPX00DC8O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4-20T09:07:00Z</meta:creation-date>
    <dc:date>2023-04-20T09:19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44" meta:character-count="2376" meta:row-count="16" meta:non-whitespace-character-count="2036"/>
  </office:meta>
</office:document-meta>
</file>